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ordVisi MSFontService" svg:font-family="'WordVisi MSFontService', Arial, 'Arial EmbeddedFont', 'Arial MSFontService', sans-serif"/>
  </office:font-face-decls>
  <office:automatic-styles>
    <style:style style:name="Table1" style:family="table">
      <style:table-properties style:width="17.009cm" fo:margin-left="0cm" table:align="left"/>
    </style:style>
    <style:style style:name="Table1.A" style:family="table-column">
      <style:table-column-properties style:column-width="1.909cm"/>
    </style:style>
    <style:style style:name="Table1.B" style:family="table-column">
      <style:table-column-properties style:column-width="3.757cm"/>
    </style:style>
    <style:style style:name="Table1.C" style:family="table-column">
      <style:table-column-properties style:column-width="3.036cm"/>
    </style:style>
    <style:style style:name="Table1.D" style:family="table-column">
      <style:table-column-properties style:column-width="2.632cm"/>
    </style:style>
    <style:style style:name="Table1.E" style:family="table-column">
      <style:table-column-properties style:column-width="2.833cm"/>
    </style:style>
    <style:style style:name="Table1.F" style:family="table-column">
      <style:table-column-properties style:column-width="2.843cm"/>
    </style:style>
    <style:style style:name="Table1.A1" style:family="table-cell">
      <style:table-cell-properties style:writing-mode="page"/>
    </style:style>
    <style:style style:name="P1" style:family="paragraph" style:parent-style-name="Standard">
      <style:text-properties fo:font-weight="bold" officeooo:rsid="001b0c86" officeooo:paragraph-rsid="001b0c86" style:font-weight-asian="bold" style:font-weight-complex="bold"/>
    </style:style>
    <style:style style:name="P2" style:family="paragraph" style:parent-style-name="Table_20_Contents">
      <style:text-properties fo:font-size="11pt" fo:font-weight="bold" officeooo:rsid="001b0c86" officeooo:paragraph-rsid="001b0c86" style:font-size-asian="11pt" style:font-weight-asian="bold" style:font-size-complex="11pt" style:font-weight-complex="bold"/>
    </style:style>
    <style:style style:name="P3" style:family="paragraph" style:parent-style-name="Table_20_Heading">
      <style:text-properties fo:font-size="11pt" fo:font-weight="bold" officeooo:rsid="001b0c86" officeooo:paragraph-rsid="001b0c86" style:font-size-asian="11pt" style:font-weight-asian="bold" style:font-size-complex="11pt" style:font-weight-complex="bold"/>
    </style:style>
    <style:style style:name="P4" style:family="paragraph" style:parent-style-name="Table_20_Contents">
      <style:text-properties fo:font-size="11pt" officeooo:rsid="001b7bb3" officeooo:paragraph-rsid="001d030c" style:font-size-asian="11pt" style:font-size-complex="11pt"/>
    </style:style>
    <style:style style:name="P5" style:family="paragraph" style:parent-style-name="Table_20_Contents">
      <style:text-properties fo:font-size="11pt" style:font-size-asian="11pt" style:font-size-complex="11pt"/>
    </style:style>
    <style:style style:name="P6" style:family="paragraph" style:parent-style-name="Table_20_Contents">
      <style:text-properties fo:font-size="11pt" officeooo:rsid="001ebd6d" officeooo:paragraph-rsid="001ebd6d" style:font-size-asian="11pt" style:font-size-complex="11pt"/>
    </style:style>
    <style:style style:name="P7" style:family="paragraph" style:parent-style-name="Table_20_Contents">
      <style:text-properties fo:font-size="11pt" officeooo:rsid="001ebd6d" officeooo:paragraph-rsid="001f9036" style:font-size-asian="11pt" style:font-size-complex="11pt"/>
    </style:style>
    <style:style style:name="P8" style:family="paragraph" style:parent-style-name="Table_20_Heading">
      <style:text-properties fo:font-size="11pt" style:font-size-asian="11pt" style:font-size-complex="11pt"/>
    </style:style>
    <style:style style:name="P9" style:family="paragraph" style:parent-style-name="Table_20_Heading">
      <style:text-properties fo:font-size="11pt" officeooo:rsid="001b0c86" officeooo:paragraph-rsid="001b0c86" style:font-size-asian="11pt" style:font-size-complex="11pt"/>
    </style:style>
    <style:style style:name="P10" style:family="paragraph" style:parent-style-name="Standard">
      <style:text-properties fo:font-weight="bold" officeooo:rsid="002077a8" officeooo:paragraph-rsid="002077a8" style:font-weight-asian="bold" style:font-weight-complex="bold"/>
    </style:style>
    <style:style style:name="P11" style:family="paragraph" style:parent-style-name="Standard">
      <style:text-properties fo:font-weight="normal" officeooo:rsid="001b0c86" officeooo:paragraph-rsid="001b0c86" style:font-weight-asian="normal" style:font-weight-complex="normal"/>
    </style:style>
    <style:style style:name="P12" style:family="paragraph" style:parent-style-name="Standard">
      <style:text-properties fo:font-size="12pt" fo:font-weight="bold" officeooo:rsid="002077a8" officeooo:paragraph-rsid="002077a8" style:font-size-asian="12pt" style:font-weight-asian="bold" style:font-size-complex="12pt" style:font-weight-complex="bold"/>
    </style:style>
    <style:style style:name="P13"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14" style:family="paragraph" style:parent-style-name="Standard">
      <style:text-properties fo:font-size="12pt" fo:font-weight="normal" officeooo:rsid="002077a8" officeooo:paragraph-rsid="002077a8" style:font-size-asian="12pt" style:font-weight-asian="normal" style:font-size-complex="12pt" style:font-weight-complex="normal"/>
    </style:style>
    <style:style style:name="P15" style:family="paragraph" style:parent-style-name="Standard">
      <style:text-properties fo:font-size="12pt" fo:font-weight="normal" officeooo:rsid="002077a8" officeooo:paragraph-rsid="00209240" style:font-size-asian="12pt" style:font-weight-asian="normal" style:font-size-complex="12pt" style:font-weight-complex="normal"/>
    </style:style>
    <style:style style:name="P16" style:family="paragraph" style:parent-style-name="Standard">
      <style:text-properties fo:font-size="12pt" fo:font-weight="normal" officeooo:rsid="00209240" officeooo:paragraph-rsid="00209240" style:font-size-asian="12pt" style:font-weight-asian="normal" style:font-size-complex="12pt" style:font-weight-complex="normal"/>
    </style:style>
    <style:style style:name="P17" style:family="paragraph" style:parent-style-name="Standard">
      <style:text-properties fo:font-size="12pt" fo:font-weight="normal" officeooo:rsid="00209240" officeooo:paragraph-rsid="0020d413" style:font-size-asian="12pt" style:font-weight-asian="normal" style:font-size-complex="12pt" style:font-weight-complex="normal"/>
    </style:style>
    <style:style style:name="P18" style:family="paragraph" style:parent-style-name="Standard">
      <style:text-properties fo:font-size="12pt" fo:font-weight="normal" officeooo:rsid="00209240" officeooo:paragraph-rsid="002286dd" style:font-size-asian="12pt" style:font-weight-asian="normal" style:font-size-complex="12pt" style:font-weight-complex="normal"/>
    </style:style>
    <style:style style:name="P19" style:family="paragraph" style:parent-style-name="Standard">
      <style:text-properties fo:font-size="12pt" fo:font-weight="normal" officeooo:rsid="0020d413" officeooo:paragraph-rsid="0020d413" style:font-size-asian="12pt" style:font-weight-asian="normal" style:font-size-complex="12pt" style:font-weight-complex="normal"/>
    </style:style>
    <style:style style:name="P20" style:family="paragraph" style:parent-style-name="Standard">
      <style:text-properties officeooo:paragraph-rsid="002286dd"/>
    </style:style>
    <style:style style:name="T1" style:family="text">
      <style:text-properties officeooo:rsid="001b7bb3"/>
    </style:style>
    <style:style style:name="T2" style:family="text">
      <style:text-properties officeooo:rsid="001d030c"/>
    </style:style>
    <style:style style:name="T3" style:family="text">
      <style:text-properties officeooo:rsid="001f9036"/>
    </style:style>
    <style:style style:name="T4" style:family="text">
      <style:text-properties fo:font-size="14pt" style:font-size-asian="14pt" style:font-size-complex="14pt"/>
    </style:style>
    <style:style style:name="T5" style:family="text">
      <style:text-properties fo:font-size="12pt" fo:font-weight="normal" officeooo:rsid="002077a8" style:font-size-asian="12pt" style:font-weight-asian="normal" style:font-size-complex="12pt" style:font-weight-complex="normal"/>
    </style:style>
    <style:style style:name="T6" style:family="text">
      <style:text-properties fo:font-size="12pt" fo:font-weight="normal" officeooo:rsid="002286dd" style:font-size-asian="12pt" style:font-weight-asian="normal" style:font-size-complex="12pt" style:font-weight-complex="normal"/>
    </style:style>
    <style:style style:name="T7" style:family="text">
      <style:text-properties fo:font-size="12pt" fo:font-weight="normal" officeooo:rsid="0023b852" style:font-size-asian="12pt" style:font-weight-asian="normal" style:font-size-complex="12pt" style:font-weight-complex="normal"/>
    </style:style>
    <style:style style:name="T8" style:family="text">
      <style:text-properties fo:font-size="12pt" fo:font-weight="normal" officeooo:rsid="0023dd1c" style:font-size-asian="12pt" style:font-weight-asian="normal" style:font-size-complex="12pt" style:font-weight-complex="normal"/>
    </style:style>
    <style:style style:name="T9" style:family="text">
      <style:text-properties fo:font-size="12pt" fo:font-weight="normal" officeooo:rsid="0025cb2f" style:font-size-asian="12pt" style:font-weight-asian="normal" style:font-size-complex="12pt" style:font-weight-complex="normal"/>
    </style:style>
    <style:style style:name="T10" style:family="text">
      <style:text-properties fo:font-size="12pt" style:text-underline-style="none" fo:font-weight="normal" officeooo:rsid="002077a8" style:font-size-asian="12pt" style:font-weight-asian="normal" style:font-size-complex="12pt" style:font-weight-complex="normal"/>
    </style:style>
    <style:style style:name="T11" style:family="text">
      <style:text-properties officeooo:rsid="00209240"/>
    </style:style>
    <style:style style:name="T12" style:family="text">
      <style:text-properties officeooo:rsid="0020d413"/>
    </style:style>
    <style:style style:name="T13" style:family="text">
      <style:text-properties officeooo:rsid="002286dd"/>
    </style:style>
    <style:style style:name="T14" style:family="text">
      <style:text-properties fo:font-variant="normal" fo:text-transform="none" fo:color="#000000" loext:opacity="100%" style:text-line-through-style="none" style:text-line-through-type="none" style:font-name="WordVisi MSFontService" fo:font-size="10.5pt" fo:letter-spacing="normal" fo:language="en" fo:country="GB" fo:font-style="normal" style:text-underline-style="none" officeooo:rsid="002286dd" style:text-blinking="false" loext:padding="0cm" loext:border="none"/>
    </style:style>
    <style:style style:name="T15"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style:text-blinking="false" style:font-size-asian="12pt" style:font-size-complex="12pt" loext:padding="0cm" loext:border="none"/>
    </style:style>
    <style:style style:name="T16"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286dd" style:text-blinking="false" style:font-size-asian="12pt" style:font-size-complex="12pt" loext:padding="0cm" loext:border="none"/>
    </style:style>
    <style:style style:name="T17"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style:style style:name="T18" style:family="text">
      <style:text-properties style:font-name="Liberation Serif" fo:font-size="12pt" style:text-underline-style="none" fo:font-weight="normal" officeooo:rsid="002286dd"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Overview</text:span></text:p>
      <text:p text:style-name="P12">Topic</text:p>
      <text:p text:style-name="P20"><text:span text:style-name="T5">The project we plan to develop will be a Productivity Software application with the </text:span><text:span text:style-name="T6">goal</text:span><text:span text:style-name="T5"> to present a niche solution to the </text:span><text:span text:style-name="T6">growing productivity software </text:span><text:span text:style-name="T5">market </text:span><text:span text:style-name="T18">(</text:span><text:span text:style-name="T15">currently worth AUD $66.551 billion</text:span><text:span text:style-name="T16">) expected to grow 14% per year up to 2030 </text:span><text:span text:style-name="T17">Productivity Management Software Market Report, 2030, 2022</text:span><text:span text:style-name="T14">)</text:span><text:span text:style-name="T10">.</text:span><text:span text:style-name="T5"> </text:span><text:span text:style-name="T6">To achieve this goal, our project will be developed with the basis of being versatile, cheap and </text:span><text:span text:style-name="T9">easy-</text:span><text:span text:style-name="T6">to-use. Our</text:span><text:span text:style-name="T7"> </text:span><text:span text:style-name="T6">approach </text:span><text:span text:style-name="T7">to development </text:span><text:span text:style-name="T6">will avoid bloated and unnecessary features </text:span><text:span text:style-name="T7">to the application’s main objective </text:span><text:span text:style-name="T9">which is</text:span><text:span text:style-name="T7"> assist </text:span><text:span text:style-name="T9">a user</text:span><text:span text:style-name="T7"> with </text:span><text:span text:style-name="T9">their </text:span><text:span text:style-name="T7">productivity time-management and organisation. Benefits of this approach include reduced resources required and greater efficiency to </text:span><text:span text:style-name="T8">project</text:span><text:span text:style-name="T7"> development. For the end-user, the benefit they receive is a simple </text:span><text:span text:style-name="T8">and intuitive </text:span><text:span text:style-name="T7">product </text:span><text:span text:style-name="T8">in which they can quickly pick up and utilise to its full capabilities. </text:span><text:span text:style-name="T9">Features that are implemented will feel familiar without the bells and whistles most applications tend to have. We avoid having these bell and whistle type features so as to not distract and cause detriment to the user’s experience. The application will serve to be an all-in-one package for user productivity, avoiding the need for add-on extensions or usage of additional applications.</text:span></text:p>
      <text:p text:style-name="P20"><text:span text:style-name="T9"/></text:p>
      <text:p text:style-name="P14">- Achieve this by being more versatile, cheaper and <text:span text:style-name="T11">simple</text:span> to use. <text:span text:style-name="T11">Avoid bloated and unnecessary features. Cheap, efficient approach, Follows our overall objective for app to assist with time-management, organised, less time wasted figuring new features. Implement what is already familiar without adding more bells and whistles. All-in-one package for user productivity, do not require additional extensions or apps to be used.</text:span></text:p>
      <text:p text:style-name="P14"/>
      <text:p text:style-name="P15">- What it offers: Main Capabilities for organisation, time-management, <text:span text:style-name="T11">project management, </text:span>note-taking <text:span text:style-name="T11">(also organised)</text:span> and communication all in one package. <text:span text:style-name="T11">Individual and Team setting is covered.</text:span> <text:span text:style-name="T11">Simple, intuitive, easy-to-pickup design is selling point.</text:span></text:p>
      <text:p text:style-name="P15"/>
      <text:p text:style-name="P15"><text:span text:style-name="T11">(May not include this section as we likely won’t do this)Extras like a discord,Teams, spotify API. Now we’re achieving further versatility, don’t need to open another app once its set up.</text:span></text:p>
      <text:p text:style-name="P15"/>
      <text:p text:style-name="P18">- What are we actually going to do/Outcomes: Create a full interactive mockup of the application, simulating buttons, page changes, features etc.</text:p>
      <text:p text:style-name="P18">Unable to simulate data storage capabilities. <text:span text:style-name="T13">Mockup</text:span> will allow us to <text:span text:style-name="T12">test </text:span><text:span text:style-name="T13">a</text:span><text:span text:style-name="T12"> </text:span><text:span text:style-name="T13">prototype</text:span><text:span text:style-name="T12">, get an understanding/feel for the UI/UX, plan for </text:span><text:span text:style-name="T13">future </text:span><text:span text:style-name="T12">changes in design </text:span><text:span text:style-name="T13">and flow</text:span><text:span text:style-name="T12">, note any issues that may come up. Prototype which allows us to develop a more refined design and application flow for the actual product. Potential testing /implementation of extra features, see the effect it has to other components of the application.</text:span></text:p>
      <text:p text:style-name="P17"/>
      <text:p text:style-name="P19">(Data storage – May scrap this idea) – Create isolated environment which mimics certain feature of the application such as the note-taking and attempts to store notes as data. <text:span text:style-name="T13">SQL may be in use for this.</text:span></text:p>
      <text:p text:style-name="P16"/>
      <text:p text:style-name="P16">- Effect on market</text:p>
      <text:p text:style-name="P12">Motivation</text:p>
      <text:p text:style-name="P12">Landscape</text:p>
      <text:p text:style-name="P12"/>
      <text:p text:style-name="P12"/>
      <text:p text:style-name="P12"/>
      <text:p text:style-name="P12"><text:span text:style-name="T4">Detailed Description</text:span></text:p>
      <text:p text:style-name="P13">Aims</text:p>
      <text:p text:style-name="P13">Plans and Progress</text:p>
      <text:p text:style-name="P13">Roles</text:p>
      <text:p text:style-name="P13">Scopes and Limits</text:p>
      <text:p text:style-name="P13"><text:soft-page-break/>Tools and Technologies</text:p>
      <text:p text:style-name="P10">Testing</text:p>
      <text:p text:style-name="P10"/>
      <text:p text:style-name="P10"/>
      <text:p text:style-name="P10"/>
      <text:p text:style-name="P10"/>
      <text:p text:style-name="P10"/>
      <text:p text:style-name="P1">Time <text:span text:style-name="T1">F</text:span>ram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511540404016">
            <table:table-cell table:style-name="Table1.A1" office:value-type="string">
              <text:p text:style-name="P8"/>
            </table:table-cell>
            <table:table-cell table:style-name="Table1.A1" office:value-type="string">
              <text:p text:style-name="P3">Van</text:p>
            </table:table-cell>
            <table:table-cell table:style-name="Table1.A1" office:value-type="string">
              <text:p text:style-name="P9">Bo</text:p>
            </table:table-cell>
            <table:table-cell table:style-name="Table1.A1" office:value-type="string">
              <text:p text:style-name="P9">Hayden</text:p>
            </table:table-cell>
            <table:table-cell table:style-name="Table1.A1" office:value-type="string">
              <text:p text:style-name="P9">Daniel</text:p>
            </table:table-cell>
            <table:table-cell table:style-name="Table1.A1" office:value-type="string">
              <text:p text:style-name="P9">Russell</text:p>
            </table:table-cell>
          </table:table-row>
        </table:table-header-rows>
        <table:table-row table:style-name="TableLine94511540886176">
          <table:table-cell table:style-name="Table1.A1" office:value-type="string">
            <text:p text:style-name="P2">Week 1</text:p>
          </table:table-cell>
          <table:table-cell table:style-name="Table1.A1" office:value-type="string">
            <text:p text:style-name="P4">Design, collate, and audit Assignment 2 report. Fill in missing details of the report where required. <text:span text:style-name="T2">Assist to add report information to <text:s/></text:span>Block Market’s Assignment 2 website.</text:p>
          </table:table-cell>
          <table:table-cell table:style-name="Table1.A1" office:value-type="string">
            <text:p text:style-name="P4">Collate Assignment 2 MS Info document. Complete overview, motivation, skills and outcome of Project Ideas. <text:span text:style-name="T2">Assist to add report information to <text:s/></text:span>Block Market’s Assignment 2 website.</text:p>
          </table:table-cell>
          <table:table-cell table:style-name="Table1.A1" office:value-type="string">
            <text:p text:style-name="P4"><text:span text:style-name="T2">Complete </text:span>description and tools/tech of Project Ideas. <text:span text:style-name="T2">Amend website presentation issues.</text:span></text:p>
          </table:table-cell>
          <table:table-cell table:style-name="Table1.A1" office:value-type="string">
            <text:p text:style-name="P4">Assist with report <text:span text:style-name="T2">collation</text:span> <text:span text:style-name="T2">and add report information to <text:s/></text:span>Block Market’s Assignment 2 website</text:p>
          </table:table-cell>
          <table:table-cell table:style-name="Table1.A1" office:value-type="string">
            <text:p text:style-name="P4">Develop and design Block Market’s Assignment 2 website. <text:span text:style-name="T2">Assist to add report information to <text:s/></text:span>Block Market’s Assignment 2 website. <text:span text:style-name="T2">Amend website presentation issues.</text:span></text:p>
          </table:table-cell>
        </table:table-row>
        <table:table-row table:style-name="TableLine94511540887248">
          <table:table-cell table:style-name="Table1.A1" office:value-type="string">
            <text:p text:style-name="P2">Week 2</text:p>
          </table:table-cell>
          <table:table-cell table:style-name="Table1.A1" office:value-type="string">
            <text:p text:style-name="P6"><text:span text:style-name="T3">Research job ads for </text:span>UI/UX Designer<text:span text:style-name="T3">s and create our own</text:span> job ad for <text:span text:style-name="T3">this position</text:span>.</text:p>
          </table:table-cell>
          <table:table-cell table:style-name="Table1.A1" office:value-type="string">
            <text:p text:style-name="P7"><text:span text:style-name="T3">Research job ads for Advertising Specialists and create our own</text:span> job ad for <text:span text:style-name="T3">this position</text:span>.</text:p>
            <text:p text:style-name="P6"/>
          </table:table-cell>
          <table:table-cell table:style-name="Table1.A1" office:value-type="string">
            <text:p text:style-name="P7"><text:span text:style-name="T3">Research job ads for Software Engineers and create our own</text:span> job ad for <text:span text:style-name="T3">this position</text:span>.</text:p>
          </table:table-cell>
          <table:table-cell table:style-name="Table1.A1" office:value-type="string">
            <text:p text:style-name="P7"><text:span text:style-name="T3">Research job ads for Project Managers and create our own</text:span> job ad for <text:span text:style-name="T3">this position</text:span>.</text:p>
          </table:table-cell>
          <table:table-cell table:style-name="Table1.A1" office:value-type="string">
            <text:p text:style-name="P6">Create Block Market’s Assignment 3 website skeleton. Finish Team Profile (Group Processes and Career Plans).</text:p>
          </table:table-cell>
        </table:table-row>
        <table:table-row table:style-name="TableLine94511540888480">
          <table:table-cell table:style-name="Table1.A1" office:value-type="string">
            <text:p text:style-name="P2">Week 3</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889840">
          <table:table-cell table:style-name="Table1.A1" office:value-type="string">
            <text:p text:style-name="P2">Week 4</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891232">
          <table:table-cell table:style-name="Table1.A1" office:value-type="string">
            <text:p text:style-name="P2">Week 5</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892544">
          <table:table-cell table:style-name="Table1.A1" office:value-type="string">
            <text:p text:style-name="P2">Week 6</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893856">
          <table:table-cell table:style-name="Table1.A1" office:value-type="string">
            <text:p text:style-name="P2">Week 7</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895168">
          <table:table-cell table:style-name="Table1.A1" office:value-type="string">
            <text:p text:style-name="P2">Week 8</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896400">
          <table:table-cell table:style-name="Table1.A1" office:value-type="string">
            <text:p text:style-name="P2">Week 9</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897712">
          <table:table-cell table:style-name="Table1.A1" office:value-type="string">
            <text:p text:style-name="P2">Week 10</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899024">
          <table:table-cell table:style-name="Table1.A1" office:value-type="string">
            <text:p text:style-name="P2">Week 11</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900336">
          <table:table-cell table:style-name="Table1.A1" office:value-type="string">
            <text:p text:style-name="P2">Week 12</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901648">
          <table:table-cell table:style-name="Table1.A1" office:value-type="string">
            <text:p text:style-name="P2">Week 13</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902960">
          <table:table-cell table:style-name="Table1.A1" office:value-type="string">
            <text:p text:style-name="P2">Week 14</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511540904272">
          <table:table-cell table:style-name="Table1.A1" office:value-type="string">
            <text:p text:style-name="P2">Week 15</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11"/>
      <text:p text:style-name="P11"/>
      <text:p text:style-name="P10">Risks</text:p>
      <text:p text:style-name="P10">Group processes and communic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ordVisi MSFontService" svg:font-family="'WordVisi MSFontService', Arial, 'Arial EmbeddedFont', 'Arial MSFontServic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5:09:57.073744395</meta:creation-date>
    <dc:date>2022-05-08T11:08:15.077812923</dc:date>
    <meta:editing-duration>PT37M25S</meta:editing-duration>
    <meta:editing-cycles>7</meta:editing-cycles>
    <meta:generator>LibreOffice/7.3.2.2$Linux_X86_64 LibreOffice_project/30$Build-2</meta:generator>
    <meta:document-statistic meta:table-count="1" meta:image-count="0" meta:object-count="0" meta:page-count="2" meta:paragraph-count="52" meta:word-count="684" meta:character-count="4346" meta:non-whitespace-character-count="3708"/>
  </office:meta>
</office:document-meta>
</file>